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92b77" officeooo:paragraph-rsid="00192b77" style:font-weight-asian="bold" style:font-weight-complex="bold"/>
    </style:style>
    <style:style style:name="P2" style:family="paragraph" style:parent-style-name="Standard">
      <style:text-properties fo:font-weight="bold" officeooo:rsid="0019ae64" officeooo:paragraph-rsid="0019ae64" style:font-weight-asian="bold" style:font-weight-complex="bold"/>
    </style:style>
    <style:style style:name="P3" style:family="paragraph" style:parent-style-name="Standard">
      <style:text-properties fo:font-weight="bold" officeooo:rsid="001a845e" officeooo:paragraph-rsid="001a845e" style:font-weight-asian="bold" style:font-weight-complex="bold"/>
    </style:style>
    <style:style style:name="P4" style:family="paragraph" style:parent-style-name="Standard">
      <style:text-properties fo:font-weight="bold" officeooo:rsid="001e42f6" officeooo:paragraph-rsid="001e42f6" style:font-weight-asian="bold" style:font-weight-complex="bold"/>
    </style:style>
    <style:style style:name="P5" style:family="paragraph" style:parent-style-name="Standard">
      <style:text-properties fo:font-weight="bold" officeooo:rsid="0020255a" officeooo:paragraph-rsid="0020255a" style:font-weight-asian="bold" style:font-weight-complex="bold"/>
    </style:style>
    <style:style style:name="P6" style:family="paragraph" style:parent-style-name="Standard">
      <style:text-properties fo:font-weight="bold" officeooo:rsid="0020255a" officeooo:paragraph-rsid="00212dec" style:font-weight-asian="bold" style:font-weight-complex="bold"/>
    </style:style>
    <style:style style:name="P7" style:family="paragraph" style:parent-style-name="Standard">
      <style:text-properties fo:font-weight="bold" officeooo:rsid="00212dec" officeooo:paragraph-rsid="00212dec" style:font-weight-asian="bold" style:font-weight-complex="bold"/>
    </style:style>
    <style:style style:name="P8" style:family="paragraph" style:parent-style-name="Standard">
      <style:text-properties fo:font-weight="bold" officeooo:rsid="00228ba7" officeooo:paragraph-rsid="00228ba7" style:font-weight-asian="bold" style:font-weight-complex="bold"/>
    </style:style>
    <style:style style:name="P9" style:family="paragraph" style:parent-style-name="Standard">
      <style:text-properties fo:font-weight="normal" officeooo:rsid="00228ba7" officeooo:paragraph-rsid="00228ba7" style:font-weight-asian="normal" style:font-weight-complex="normal"/>
    </style:style>
    <style:style style:name="P10" style:family="paragraph" style:parent-style-name="Standard">
      <style:text-properties fo:font-weight="normal" officeooo:rsid="002348ee" officeooo:paragraph-rsid="002348ee" style:font-weight-asian="normal" style:font-weight-complex="normal"/>
    </style:style>
    <style:style style:name="P11" style:family="paragraph" style:parent-style-name="Standard">
      <style:text-properties fo:font-weight="normal" officeooo:rsid="00192b77" officeooo:paragraph-rsid="00192b77" style:font-weight-asian="normal" style:font-weight-complex="normal"/>
    </style:style>
    <style:style style:name="P12" style:family="paragraph" style:parent-style-name="Standard">
      <style:text-properties fo:font-weight="normal" officeooo:rsid="00194195" officeooo:paragraph-rsid="00194195" style:font-weight-asian="normal" style:font-weight-complex="normal"/>
    </style:style>
    <style:style style:name="P13" style:family="paragraph" style:parent-style-name="Standard">
      <style:text-properties fo:font-weight="normal" officeooo:rsid="0019ae64" officeooo:paragraph-rsid="0019ae64" style:font-weight-asian="normal" style:font-weight-complex="normal"/>
    </style:style>
    <style:style style:name="P14" style:family="paragraph" style:parent-style-name="Standard">
      <style:text-properties fo:font-weight="normal" officeooo:rsid="001a845e" officeooo:paragraph-rsid="001a845e" style:font-weight-asian="normal" style:font-weight-complex="normal"/>
    </style:style>
    <style:style style:name="P15" style:family="paragraph" style:parent-style-name="Standard">
      <style:text-properties fo:font-weight="normal" officeooo:rsid="001e42f6" officeooo:paragraph-rsid="001a845e" style:font-weight-asian="normal" style:font-weight-complex="normal"/>
    </style:style>
    <style:style style:name="P16" style:family="paragraph" style:parent-style-name="Standard">
      <style:text-properties fo:font-weight="normal" officeooo:rsid="001e42f6" officeooo:paragraph-rsid="001e42f6" style:font-weight-asian="normal" style:font-weight-complex="normal"/>
    </style:style>
    <style:style style:name="P17" style:family="paragraph" style:parent-style-name="Standard">
      <style:text-properties fo:font-weight="normal" officeooo:rsid="0020255a" officeooo:paragraph-rsid="0020255a" style:font-weight-asian="normal" style:font-weight-complex="normal"/>
    </style:style>
    <style:style style:name="P18" style:family="paragraph" style:parent-style-name="Standard">
      <style:text-properties fo:font-weight="normal" officeooo:rsid="00212dec" officeooo:paragraph-rsid="00212dec" style:font-weight-asian="normal" style:font-weight-complex="normal"/>
    </style:style>
    <style:style style:name="P19" style:family="paragraph" style:parent-style-name="Standard">
      <style:text-properties fo:font-weight="normal" officeooo:rsid="00228ba7" officeooo:paragraph-rsid="00212dec" style:font-weight-asian="normal" style:font-weight-complex="normal"/>
    </style:style>
    <style:style style:name="P20" style:family="paragraph" style:parent-style-name="Standard">
      <style:text-properties fo:font-weight="normal" officeooo:rsid="002348ee" officeooo:paragraph-rsid="002348ee" style:font-weight-asian="normal" style:font-weight-complex="normal"/>
    </style:style>
    <style:style style:name="P21" style:family="paragraph" style:parent-style-name="Standard">
      <style:text-properties fo:font-weight="normal" officeooo:rsid="002435c8" officeooo:paragraph-rsid="002435c8" style:font-weight-asian="normal" style:font-weight-complex="normal"/>
    </style:style>
    <style:style style:name="P22" style:family="paragraph" style:parent-style-name="Standard">
      <style:text-properties fo:font-weight="normal" officeooo:rsid="0025c808" officeooo:paragraph-rsid="0025c808" style:font-weight-asian="normal" style:font-weight-complex="normal"/>
    </style:style>
    <style:style style:name="P23" style:family="paragraph" style:parent-style-name="Standard">
      <style:text-properties fo:font-weight="bold" officeooo:rsid="002435c8" officeooo:paragraph-rsid="002435c8" style:font-weight-asian="bold" style:font-weight-complex="bold"/>
    </style:style>
    <style:style style:name="P24" style:family="paragraph" style:parent-style-name="Standard">
      <style:text-properties fo:font-weight="bold" officeooo:rsid="0027bc8e" officeooo:paragraph-rsid="0027bc8e" style:font-weight-asian="bold" style:font-weight-complex="bold"/>
    </style:style>
    <style:style style:name="P25" style:family="paragraph" style:parent-style-name="Standard">
      <style:text-properties fo:font-weight="bold" officeooo:rsid="0027f380" officeooo:paragraph-rsid="0027f380" style:font-weight-asian="bold" style:font-weight-complex="bold"/>
    </style:style>
    <style:style style:name="P26" style:family="paragraph" style:parent-style-name="Standard">
      <style:text-properties fo:font-weight="bold" officeooo:rsid="0029e0c3" officeooo:paragraph-rsid="0029e0c3" style:font-weight-asian="bold" style:font-weight-complex="bold"/>
    </style:style>
    <style:style style:name="P27" style:family="paragraph" style:parent-style-name="Standard">
      <style:text-properties fo:font-weight="bold" officeooo:rsid="002c0533" officeooo:paragraph-rsid="002c0533" style:font-weight-asian="bold" style:font-weight-complex="bold"/>
    </style:style>
    <style:style style:name="P28" style:family="paragraph" style:parent-style-name="Standard">
      <style:paragraph-properties fo:break-before="page"/>
      <style:text-properties fo:font-size="20pt" fo:font-weight="bold" officeooo:rsid="002c4519" officeooo:paragraph-rsid="002c4519" style:font-size-asian="17.5pt" style:font-weight-asian="bold" style:font-size-complex="20pt" style:font-weight-complex="bold"/>
    </style:style>
    <style:style style:name="P29" style:family="paragraph" style:parent-style-name="Standard">
      <style:text-properties fo:font-size="12pt" fo:font-weight="bold" officeooo:rsid="002c683c" officeooo:paragraph-rsid="002c683c" style:font-size-asian="10.5pt" style:font-weight-asian="bold" style:font-size-complex="12pt" style:font-weight-complex="bold"/>
    </style:style>
    <style:style style:name="P30" style:family="paragraph" style:parent-style-name="Standard">
      <style:text-properties fo:font-size="12pt" fo:font-weight="bold" officeooo:rsid="002db8c5" officeooo:paragraph-rsid="002db8c5" style:font-size-asian="10.5pt" style:font-weight-asian="bold" style:font-size-complex="12pt" style:font-weight-complex="bold"/>
    </style:style>
    <style:style style:name="P31" style:family="paragraph" style:parent-style-name="Standard">
      <style:text-properties fo:font-size="12pt" fo:font-weight="bold" officeooo:rsid="002f5f4c" officeooo:paragraph-rsid="002f5f4c" style:font-size-asian="10.5pt" style:font-weight-asian="bold" style:font-size-complex="12pt" style:font-weight-complex="bold"/>
    </style:style>
    <style:style style:name="P32" style:family="paragraph" style:parent-style-name="Standard">
      <style:text-properties fo:font-size="12pt" fo:font-weight="bold" officeooo:rsid="002fd8fd" officeooo:paragraph-rsid="002fd8fd" style:font-size-asian="10.5pt" style:font-weight-asian="bold" style:font-size-complex="12pt" style:font-weight-complex="bold"/>
    </style:style>
    <style:style style:name="P33" style:family="paragraph" style:parent-style-name="Standard" style:list-style-name="L1">
      <style:text-properties fo:font-size="12pt" fo:font-weight="bold" officeooo:rsid="002fd8fd" officeooo:paragraph-rsid="002fd8fd" style:font-size-asian="10.5pt" style:font-weight-asian="bold" style:font-size-complex="12pt" style:font-weight-complex="bold"/>
    </style:style>
    <style:style style:name="P34" style:family="paragraph" style:parent-style-name="Standard" style:list-style-name="L1">
      <style:text-properties fo:font-size="12pt" fo:font-weight="bold" officeooo:rsid="00311824" officeooo:paragraph-rsid="00311824" style:font-size-asian="10.5pt" style:font-weight-asian="bold" style:font-size-complex="12pt" style:font-weight-complex="bold"/>
    </style:style>
    <style:style style:name="P35" style:family="paragraph" style:parent-style-name="Standard">
      <style:text-properties fo:font-size="12pt" fo:font-weight="bold" officeooo:rsid="00311824" officeooo:paragraph-rsid="00311824" style:font-size-asian="10.5pt" style:font-weight-asian="bold" style:font-size-complex="12pt" style:font-weight-complex="bold"/>
    </style:style>
    <style:style style:name="P36" style:family="paragraph" style:parent-style-name="Standard">
      <style:text-properties fo:font-size="12pt" fo:font-weight="bold" officeooo:rsid="003287bb" officeooo:paragraph-rsid="003287bb" style:font-size-asian="10.5pt" style:font-weight-asian="bold" style:font-size-complex="12pt" style:font-weight-complex="bold"/>
    </style:style>
    <style:style style:name="P37" style:family="paragraph" style:parent-style-name="Standard">
      <style:text-properties fo:font-size="12pt" fo:font-weight="bold" officeooo:rsid="00339f03" officeooo:paragraph-rsid="00339f03" style:font-size-asian="10.5pt" style:font-weight-asian="bold" style:font-size-complex="12pt" style:font-weight-complex="bold"/>
    </style:style>
    <style:style style:name="P38" style:family="paragraph" style:parent-style-name="Standard">
      <style:text-properties fo:font-size="12pt" fo:font-weight="normal" officeooo:rsid="002c4519" officeooo:paragraph-rsid="002c4519" style:font-size-asian="10.5pt" style:font-weight-asian="normal" style:font-size-complex="12pt" style:font-weight-complex="normal"/>
    </style:style>
    <style:style style:name="P39" style:family="paragraph" style:parent-style-name="Standard">
      <style:text-properties fo:font-size="12pt" fo:font-weight="normal" officeooo:rsid="002c683c" officeooo:paragraph-rsid="002c683c" style:font-size-asian="10.5pt" style:font-weight-asian="normal" style:font-size-complex="12pt" style:font-weight-complex="normal"/>
    </style:style>
    <style:style style:name="P40" style:family="paragraph" style:parent-style-name="Standard">
      <style:text-properties fo:font-size="12pt" fo:font-weight="normal" officeooo:rsid="00339f03" officeooo:paragraph-rsid="00339f03" style:font-size-asian="10.5pt" style:font-weight-asian="normal" style:font-size-complex="12pt" style:font-weight-complex="normal"/>
    </style:style>
    <style:style style:name="P41" style:family="paragraph" style:parent-style-name="Standard">
      <style:text-properties fo:font-size="12pt" fo:font-weight="normal" officeooo:rsid="00345895" officeooo:paragraph-rsid="00345895"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c4378" style:font-weight-asian="normal" style:font-weight-complex="normal"/>
    </style:style>
    <style:style style:name="T3" style:family="text">
      <style:text-properties fo:font-weight="normal" officeooo:rsid="001e42f6" style:font-weight-asian="normal" style:font-weight-complex="normal"/>
    </style:style>
    <style:style style:name="T4" style:family="text">
      <style:text-properties fo:font-weight="normal" officeooo:rsid="00228ba7" style:font-weight-asian="normal" style:font-weight-complex="normal"/>
    </style:style>
    <style:style style:name="T5" style:family="text">
      <style:text-properties fo:font-weight="normal" officeooo:rsid="0029e0c3" style:font-weight-asian="normal" style:font-weight-complex="normal"/>
    </style:style>
    <style:style style:name="T6" style:family="text">
      <style:text-properties fo:font-weight="normal" officeooo:rsid="002a076f" style:font-weight-asian="normal" style:font-weight-complex="normal"/>
    </style:style>
    <style:style style:name="T7" style:family="text">
      <style:text-properties fo:font-weight="normal" officeooo:rsid="002fd8fd" style:font-weight-asian="normal" style:font-weight-complex="normal"/>
    </style:style>
    <style:style style:name="T8" style:family="text">
      <style:text-properties officeooo:rsid="002348ee"/>
    </style:style>
    <style:style style:name="T9" style:family="text">
      <style:text-properties officeooo:rsid="0025c808"/>
    </style:style>
    <style:style style:name="T10" style:family="text">
      <style:text-properties fo:font-weight="bold" style:font-weight-asian="bold" style:font-weight-complex="bold"/>
    </style:style>
    <style:style style:name="T11" style:family="text">
      <style:text-properties officeooo:rsid="0027bc8e"/>
    </style:style>
    <style:style style:name="T12" style:family="text">
      <style:text-properties style:text-position="super 58%" fo:font-weight="normal" style:font-weight-asian="normal" style:font-weight-complex="normal"/>
    </style:style>
    <style:style style:name="T13" style:family="text">
      <style:text-properties style:text-position="0% 100%"/>
    </style:style>
    <style:style style:name="T14" style:family="text">
      <style:text-properties style:text-position="0% 100%"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siologia sensoriale: <text:span text:style-name="T1">Si prende il sistema biologico, si va a studiare le componenti più piccole e si va a capire l’organizzazione del sistema nelle componenti più piccole per capire come funzionano i sottosistemi un po’ più grandi (bottom-up).</text:span></text:p>
      <text:p text:style-name="P1">Psicofisica e psicologia sperimentale:<text:span text:style-name="T1"> Approccio top-down, perturbazione del sistema tutto intero e osservazione delle reazioni.</text:span></text:p>
      <text:p text:style-name="P11"/>
      <text:p text:style-name="P1">Caratteristiche dei recettori:<text:span text:style-name="T1"> </text:span></text:p>
      <text:p text:style-name="P1">Specificità: <text:span text:style-name="T1">Specializzati per una data modalità sensoriale, per una gamma ristretta dello stimolo.</text:span></text:p>
      <text:p text:style-name="P1">Sensibilità: <text:span text:style-name="T1">Risponde anche a stimoli di piccola intensità, a volte ai limiti fisici.</text:span></text:p>
      <text:p text:style-name="P11"/>
      <text:p text:style-name="P12">Es. Coni della retina, il cono rosso non ha il picco di sensbilità nel rosso ma è quello che risponde di più al rosso.</text:p>
      <text:p text:style-name="P12"/>
      <text:p text:style-name="P2">Processo di trasduzione dello stimolo<text:span text:style-name="T1">: Trasformazione di uno stimolo in un’altro stimolo di differente natura.</text:span></text:p>
      <text:p text:style-name="P2">Processo di amplificazione:<text:span text:style-name="T1"> spesso la trasduzione genera una variazione chimica nella cellula molto piccola, serve un’amplificazione del segnale trasdotto, i meccanismi variano molto da recettore a recettore, alcuni amplifcano moltissimo come i bastoncelli e i recettori olfattivi.</text:span></text:p>
      <text:p text:style-name="P13">Una volta trasdotto e amplifcato il segnale deve essere comunicato al sistema nervoso tramite sinapsi.</text:p>
      <text:p text:style-name="P14"/>
      <text:p text:style-name="P3">Curva di tuning: <text:span text:style-name="T2">L’informazione ricevuta da un singolo fotorecettore è sempre ambigua, non si può ricostruire lo stimolo che ha generato il segnale osservando ad esempio solo i coni di una tipologia. Caratteristica comune a tutti i recettori. Può accadere anche che il segnale sia causato da uno stimolo diverso da quello per cui è specifico il recettore (es. i fotorecettori possono rispondere anche a stimoli meccanici). </text:span><text:span text:style-name="T3">Nella retina il problema della specificità è risolto inserendo più tipi di recettori con curve di tuning diverse. Assumere che il rapporto tra l’attivazione dei fotorecettori si mantenga costante al variare dell’intensità luminosa mantenendo costante la lunghezza d’onda implica che la riposta all’intensità sia lineare, molto raramente è così.</text:span></text:p>
      <text:p text:style-name="P15"/>
      <text:p text:style-name="P4">Codifica di popolazione: <text:span text:style-name="T1">Metodo di codifica estremamente usato nel sistema nervoso.</text:span></text:p>
      <text:p text:style-name="P4"><text:span text:style-name="T1">Limiti della codifica di popolazione: Nella realtà gli stimoli non sono mai monocromatici (tranne i laser). Stimoli policromatici possono produrre lo stesso segnale con combinazioni molto diverse di intensità delle varie lunghezze d’onda, processo sfruttato nel sistema RGB (</text:span>metamerismo<text:span text:style-name="T1">).</text:span></text:p>
      <text:p text:style-name="P16">Il sistema alternativo è il sistema a linee dedicate, in cui serve un recettore per ogni singola lunghezza d’onda con una curva di tuning molto stretta, in questo caso sarebbe possibile fare un’analisi spettrale molto precisa. Ciò avrebbe portato ad una complessità della retina e dei circuiti associati probabilmente insostenibile.</text:p>
      <text:p text:style-name="P16"/>
      <text:p text:style-name="P5">Funzione psicometrica:<text:span text:style-name="T1"> Rapporto tra intensità dello stimolo e intensità percepita.</text:span></text:p>
      <text:p text:style-name="P5"><text:span text:style-name="T1">Il valore di intensità dello stimolo percepita dal 50% della popolazione prende il nome di </text:span>soglia percettiva assoluta<text:span text:style-name="T1">, misurata in assenza di stimolo di background.</text:span></text:p>
      <text:p text:style-name="P5"><text:span text:style-name="T1">La soglia misurata in presenza di background invece si chiama </text:span>soglia differenziale<text:span text:style-name="T1">.</text:span></text:p>
      <text:p text:style-name="P17"/>
      <text:p text:style-name="P6">Legge di Weber: <text:span text:style-name="T1">Se si aumenta il background la soglia differenziale aumenta proporzionalmente secondo un fattore detto costante di Weber. (legge empirica). </text:span></text:p>
      <text:p text:style-name="P18">La legge di Weber non è sempre valida, se lo fosse basterebbe abbassare il backgound per ottenere una soglia che tende a 0. In realtà per stimoli molto piccoli il rumore di fondo impedisce il discernimento del segnale e per stimoli molto forti il recettore o le vie che trasportano il segnale vanno in saturazione.</text:p>
      <text:p text:style-name="P18"/>
      <text:p text:style-name="P7"><text:soft-page-break/><text:span text:style-name="T1">La valutazione psicometrica ha difetti: dipende dal soggetto di prova. </text:span><text:span text:style-name="T4">Per evitare le variazioni dovute all’umore si applica la tecnica della scelta forzata, costringendo il soggetto a rispondere sempre.</text:span></text:p>
      <text:p text:style-name="P19"/>
      <text:p text:style-name="P8">Codifica dell’intensità dello stimolo e adattamento:</text:p>
      <text:p text:style-name="P9">Alcuni recettori trasducono direttamente in uno stimolo nervoso. La frequenza delle scariche aumenta con l’intensità dello stimolo. Si può avere lento adattamento (informazione statica) o rapido adattamento (informazione dinamica). <text:span text:style-name="T8">L’adattamento interessa tutti i recettori, alcuni adattano poco, ma mai zero.</text:span></text:p>
      <text:p text:style-name="P10">Alcuni recettori non generano potenziali d’azione ma variano il loro potenziale di membrana (es. fotorecettori). Anche il fotorecettore presenta adattamento, un aumento dello stimolo causa un picco (negativo) del segnale seguido da un piccolo ritorno verso il potenziale iniziale.</text:p>
      <text:p text:style-name="P10">L’adattamento è fondamentale per evidenziare le novità, ovvero i cambiamenti negli stimoli.</text:p>
      <text:p text:style-name="P10"/>
      <text:p text:style-name="P23">Campionamento:</text:p>
      <text:p text:style-name="P21">Compromesso tra la densità spaziale dei recettori e la complessità della circuiteria necessaria all’elaborazione del segnale. I sensi devono essere sufficientemente precisi da distinguere una preda da un predatore ma abbastanza semplici da limitare la complessità e quindi l’ingombro ed il consumo energetico del sistema di elaborazione. <text:span text:style-name="T9">Es. sensibilità tattile molto precisa sui polpastrelli, più grossolana sulla schiena.</text:span></text:p>
      <text:p text:style-name="P22"><text:span text:style-name="T10">Convergenza: </text:span>Se si disponessero i recettori lontani tra loro avremmo zone funzionalmente cieche, invece se si fanno convergere i segnali di più recettori su un numero minore di neuroni <text:span text:style-name="T11">di second’ordine</text:span> si semplifica il circuito senza generare zone cieche.</text:p>
      <text:p text:style-name="P24">Aliasing: <text:span text:style-name="T1">I recettori devono campionare lo spazio sensoriale ad intervalli adeguati a rappresentare fedelmente le frequenze tipiche degli stimoli. </text:span><text:span text:style-name="T5">Succede quando la lunghezza d’onda dello stimolo (la distanza tra i picchi, possono essere ad esempio bande in un’immagine o punte di un pettine) approccia la distanza tra i recettori (tecnicamente il doppio della distanza tra recettori).</text:span></text:p>
      <text:p text:style-name="P24">Perchè non percepiamo l’aliasing? <text:span text:style-name="T1">Nell’occhio la soluzione è fornita dalla leggera sfocatura dell’immagine dovuta alle imperfezioni dell’occhio. Nella percezione tattile dalla rigidità dell’epidermide: irregolarità la cui distanza approccia la distanza tra recettori l’epidermide non può formare una singola indentazione per ogni sporgenza della superficie, così si eliminano le frequenze alte che genererebbero segnali aberranti.</text:span></text:p>
      <text:p text:style-name="P25"><text:span text:style-name="T1">Un’altra soluzione è la convergenza: facendo convergere più recettori sugli stessi neuroni post-sinaptici si eliminano ugualmente le frequenze alte aberranti.</text:span></text:p>
      <text:p text:style-name="P26"><text:span text:style-name="T1">La retina in realtà presenta una densità di coni blu inferiore, si riesce infatti a generare aliasing usando pattern blu</text:span><text:span text:style-name="T6"> in un soggetto con vista buona</text:span><text:span text:style-name="T1">.</text:span></text:p>
      <text:p text:style-name="P26"><text:span text:style-name="T1"/></text:p>
      <text:p text:style-name="P27"><text:span text:style-name="T1">Parallelamente alla convergenza si ha anche divergenza quando è necessario notificare uno stimolo a più sistemi neuronali diversi.</text:span></text:p>
      <text:p text:style-name="P27"><text:span text:style-name="T1">L’adattamento avviene a livello neuronale piuttosto che recettoriale (?).</text:span></text:p>
      <text:p text:style-name="P27"><text:span text:style-name="T1"/></text:p>
      <text:p text:style-name="P27">Eliminazione del Rumore: <text:span text:style-name="T1">generato dai processi biologici che possono sovrastare la trasduzione generata da stimoli deboli generando falsi positivi (NdA e falsi negativi). Una possibilità per ridurre il rumore è la convergenza (facendo la media del segnale proveniente da più recettori si riduce il rumore perché ha natura additiva ed essendo casuale la sua distribuzione è una gaussiana con media 0). Altra strategia simile è la coincidenza dell’attivazione di più recettori.</text:span></text:p>
      <text:p text:style-name="P28">La Visione</text:p>
      <text:p text:style-name="P38">Non comparare troppo rigidamente l’occhio umano ad una macchina fotografica!</text:p>
      <text:p text:style-name="P38">Nelle macchine la distribuzione dei fotositi è uniforme, nell’occhio umano la “risoluzione” è più alta al centro del campo visivo rispetto alla periferia. In realtà la distribuzione di coni e bastoncelli è uniforme ma la retina periferica presenta una convergenza maggiore.</text:p>
      <text:p text:style-name="P39">Alcuni animali hanno retine uniformi, ad esempio i topi, in questi animali i movimenti oculari sono molto ridotti rispetto all’uomo.</text:p>
      <text:p text:style-name="P29">Adattamento alla luce:<text:span text:style-name="T1"> è necessario adattare la sensibilità alla luce per evitare di saturare i neuroni a qualche punto della catena percettiva. L’adattamento alla luce non è un fenomeno globale ma avviene in maniera locale.</text:span></text:p>
      <text:p text:style-name="P30">Nesso tra movimento e percezione:<text:span text:style-name="T1"> La percezione del mondo scaturisce dall’integrazione di informazioni visive e motorie. Il sistema nervoso tiene conto dei comadi inviati ai muscoli oculomotori e sottrae l’alterazione che si aspetta dovuta al movimento oculare dalla percezione visiva.</text:span></text:p>
      <text:p text:style-name="P30">Luminanza delle superfici: <text:span text:style-name="T1">Misura della luce emessa per unità di superficie (unità di misura: 1 candela/m^2). Circa la luminanza di una superficie bianca illuminata da una candela alla distanza di 1 metro. La percezione della luminanza non dipende dalla distanza dell’occhio dalla superficie perché al diminuire dei fotoni che colpiscono la retina diminuisce anche di pari passo l’area di retina sulla quale si proietta l’immagine della superficie.</text:span></text:p>
      <text:p text:style-name="P31"><text:span text:style-name="T1">La retina mantiene la capacità di percepire informazioni in un range che va da 10^-6 a 10^6 Cd/m^2 (12 ordini di grandezza). Oltre 10^7 circa iniziano i danni retinici, </text:span><text:span text:style-name="T7">come limite inferiore abbiamo la soglia assoluta di percezione</text:span><text:span text:style-name="T1">.</text:span></text:p>
      <text:p text:style-name="P32"><text:span text:style-name="T1">I coni non vanno in saturazione, i bastoncelli sì.</text:span></text:p>
      <text:p text:style-name="P32"><text:span text:style-name="T1">Fattori che permettono un così ampio range di funzionamento:</text:span></text:p>
      <text:list text:style-name="L1">
        <text:list-item>
          <text:p text:style-name="P33"><text:span text:style-name="T1">Diametro pupillare: varia da 8 a 2 mm, fattore = 16, 1.2</text:span><text:span text:style-name="T12"> </text:span><text:span text:style-name="T14"><text:s/>ordini di grandezza.</text:span></text:p>
        </text:list-item>
        <text:list-item>
          <text:p text:style-name="P33"><text:span text:style-name="T14">Presenza di recettori diversi: coni e bastoncelli (si pensa che i bastoncelli lavorino fino a circa 100 Cd/m^2, i coni lavorano da 10^-3 fino al limite massimo).</text:span></text:p>
        </text:list-item>
        <text:list-item>
          <text:p text:style-name="P34"><text:span text:style-name="T14">Meccanismi biochimici di adattamento alla luce ed al buio.</text:span></text:p>
        </text:list-item>
        <text:list-item>
          <text:p text:style-name="P34"><text:span text:style-name="T14">Meccanismi di adattamento sinaptico.</text:span></text:p>
        </text:list-item>
      </text:list>
      <text:p text:style-name="P35"><text:span text:style-name="T14"/></text:p>
      <text:p text:style-name="P36"><text:span text:style-name="T14">Nella retina umana coni e bastoncelli non sono distribuiti in modo uniforme. Altri animali hanno ditribuzioni differenti, ad esempio la retina del topo non è un buon modello per la retina foveale umana, ma di quella periferica. La similitudine tra retina murina e umana periferica si pensa dipenda agli antenati comuni che si muovevano di notte (bastoncelli) perché di giorno erano attivi grandi rettili. La retina umana è adattata alla visione notturna tranne la fovea, filogeneticamente più recente. L’inserzione del nervo ottico genera un punto cieco a circa 15° in direzione temporale, normalmente non ci accorgiamo della sua presenza perché il sistema nervoso lo riempe (tipo filtri photoshop). </text:span></text:p>
      <text:p text:style-name="P36"><text:span text:style-name="T14">L’assenza di bastoncelli nella fovea fa sì che la sensibilità alle sorgenti di luce deboli sia migliore nella visione periferica: di giorno dobbiamo scorrere lo sguardo, di notte no ma vediamo di meno al centro del campo visivo.</text:span></text:p>
      <text:p text:style-name="P36"><text:span text:style-name="T14"/></text:p>
      <text:p text:style-name="P37"><text:span text:style-name="T13">Origine filogenetica dei fotorecettori:</text:span></text:p>
      <text:p text:style-name="P40">Il fotorecettore ancestrale era con ogni probabilità un cono, le modificazioni dei bastoncelli sono frutto di specializzazioni successive. La formazione di nuovi dischi nei primi stadi è apparentemente uguale nel cono e nel bastoncello. </text:p>
      <text:p text:style-name="P40">Il versante sinaptico del cono è una struttura “a nastro” e forma contatti con molte cellule, per lo più neuroni bipolari.</text:p>
      <text:p text:style-name="P40">La sinapsi del bastoncello è molto più piccola e contatta meno cellule.</text:p>
      <text:p text:style-name="P41">Il segmento esterno del bastoncello è molto più grande rispetto a quello del cono, infatti non si vedono i segmenti esterni dei coni.</text:p>
      <text:p text:style-name="P41"><text:soft-page-break/>La retina periferica rappresenta la maggior parte della retina quindi quasi tutta la retina è in realtà costituita da segmenti esterni dei bastoncelli (conferiscono migliore visione notturna).</text:p>
      <text:p text:style-name="P41"/>
      <text:p text:style-name="P41">La captazione dei fotoni e l’amplificazione del segnale avvengono nel segmento esterno, il contatto sinaptico in quello interno. Per trasferire il segnale da un lato all’altro del neurone si usa il potenziale di membrana.</text:p>
      <text:p text:style-name="P41">Nel segmento esterno non ci sono canali ionici significativi, nel segmento tra segmento esterno ed il nucleo ci sono canali per il K+ <text:span text:style-name="T10">non</text:span> modulati dal potenziale di membrana, la fuoriuscita di potassio porta ad iperpolarizzazione di potassio che tende al potenziale di riposo del potassio. Agiscono anche altri canali (HCN), che fanno passare sodio e potassio attivati da iperpolarizzazione, K è vicino all’equilibrio e ne passa poco, Na è molto lontano dall’equilibrio ed entra in grande quantità. Si mantiene così l’equilibrio elettrico, per quello chimico c’è la Na/K ATPasi. Alla luce saturante il potenziale si stabilizza a circa -70 mV, il bottone sinaptico non rilascia neurotrasmettitore.</text:p>
      <text:p text:style-name="P41">Al buio si aprono i canali CNG che fanno entrare Na e Ca generando una corrente depolarizzante che si propaga al segmento interno tramite il ciglio che collega segmento esterno e segmento interno. I canali HCN si chiudono (sono aperti dalla iperpolarizzazione) Il nuovo equilibrio è a circa -45 mV. Nel segmento esterno c’è uno scambiatore Na, Ca, K attivo secondario che importa sodio ed estrude calcio. In luce saturante il calcio è a circa 100 nM, al buio circa 500 nM.</text:p>
      <text:p text:style-name="P41"/>
      <text:p text:style-name="P41">Quando il potenziale supera la soglia nel bottone sinaptico entra calcio che fa rilasciare le vescicole di glutamma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8:51:34.451598287</meta:creation-date>
    <dc:date>2023-10-11T12:34:48.539974029</dc:date>
    <meta:editing-duration>PT3H57M46S</meta:editing-duration>
    <meta:editing-cycles>26</meta:editing-cycles>
    <meta:generator>LibreOffice/7.5.7.1$Linux_X86_64 LibreOffice_project/50$Build-1</meta:generator>
    <meta:document-statistic meta:table-count="0" meta:image-count="0" meta:object-count="0" meta:page-count="4" meta:paragraph-count="59" meta:word-count="1829" meta:character-count="12254" meta:non-whitespace-character-count="10483"/>
  </office:meta>
</office:document-meta>
</file>